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4.6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8cm"/>
    </style:style>
    <style:style style:name="pr7" style:family="presentation" style:parent-style-name="Standard-subtitle">
      <style:graphic-properties draw:fill-color="#ffffff" fo:min-height="19.6cm"/>
    </style:style>
    <style:style style:name="pr8" style:family="presentation" style:parent-style-name="Standard-subtitle">
      <style:graphic-properties draw:fill-color="#ffffff" fo:min-height="18.173cm"/>
    </style:style>
    <style:style style:name="pr9" style:family="presentation" style:parent-style-name="Standard-subtitle">
      <style:graphic-properties draw:fill-color="#ffffff" fo:min-height="20cm"/>
    </style:style>
    <style:style style:name="pr10" style:family="presentation" style:parent-style-name="Standard-subtitle">
      <style:graphic-properties draw:fill-color="#ffffff" fo:min-height="20.2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line-height="115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2" draw:layer="layout" svg:width="25.199cm" svg:height="14.686cm" svg:x="1.4cm" svg:y="4.501cm" presentation:class="subtitle">
          <draw:text-box>
            <text:p><text:span text:style-name="T1">PHP est un langage de script qui s'inclus dans le HTML et qui est traité par le serveur. La syntaxe provient du C. </text:span></text:p>
            <text:p><text:span text:style-name="T1">PHP peut s'interfacer à la quasi totalité des SGBD</text:span></text:p>
            <text:p>Les balises du PHP son :</text:p>
            <text:p/>
            <text:p>&lt;?php …...le code........ ?&gt;</text:p>
            <text:p/>
            <text:p>Les commentaires</text:p>
            <text:p/>
            <text:p>/* <text:s/>mon commentaire <text:s/>*/</text:p>
            <text:p/>
            <text:p>Les instructions doivent finir par 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19.2cm" svg:x="1.4cm" svg:y="0.8cm" presentation:class="subtitle" presentation:user-transformed="true">
          <draw:text-box>
            <text:p>3 types de données :</text:p>
            <text:p>Les entiers , les décimaux et les chaînes de texte</text:p>
            <text:p/>
            <text:p>Inutile de distinguer le type :</text:p>
            <text:p>$mavar = 50 ;</text:p>
            <text:p>$autrevar = ''chaine de texte''</text:p>
            <text:p/>
            <text:p>Une variable dans une function reste dans la function sauf si déclaré en Global</text:p>
            <text:p/>
            <text:p>Exe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text-style-name="P1" draw:layer="layout" svg:width="25.199cm" svg:height="19.8cm" svg:x="1.4cm" svg:y="0.6cm" presentation:class="subtitle" presentation:user-transformed="true">
          <draw:text-box>
            <text:p text:style-name="P1"><text:span text:style-name="T2">&lt;?php</text:span></text:p>
            <text:p text:style-name="P1"><text:span text:style-name="T2">Function essais1()</text:span></text:p>
            <text:p text:style-name="P1"><text:span text:style-name="T2">{</text:span></text:p>
            <text:p text:style-name="P1"><text:span text:style-name="T2"><text:tab/></text:span><text:span text:style-name="T2">$var= ''texte 1'' ;</text:span></text:p>
            <text:p text:style-name="P1"><text:span text:style-name="T2"><text:tab/></text:span><text:span text:style-name="T2">Echo $var ;</text:span></text:p>
            <text:p text:style-name="P1"><text:span text:style-name="T2">}</text:span></text:p>
            <text:p text:style-name="P1"><text:span text:style-name="T2">Function essais2()</text:span></text:p>
            <text:p text:style-name="P1"><text:span text:style-name="T2">{</text:span></text:p>
            <text:p text:style-name="P1"><text:span text:style-name="T2"><text:tab/></text:span><text:span text:style-name="T2"><text:tab/></text:span><text:span text:style-name="T2">Global $var ;</text:span></text:p>
            <text:p text:style-name="P1"><text:span text:style-name="T2"><text:tab/></text:span><text:span text:style-name="T2"><text:tab/></text:span><text:span text:style-name="T2">Echo $var ;</text:span></text:p>
            <text:p text:style-name="P1"><text:span text:style-name="T2">}</text:span></text:p>
            <text:p text:style-name="P1"><text:span text:style-name="T2"/></text:p>
            <text:p text:style-name="P1"><text:span text:style-name="T2">$var= ''text 2'' ;</text:span></text:p>
            <text:p text:style-name="P1"><text:span text:style-name="T2"/></text:p>
            <text:p text:style-name="P1"><text:span text:style-name="T2">Essais1() <text:s/>// retourne text 1</text:span></text:p>
            <text:p text:style-name="P1"><text:span text:style-name="T2">Essais2() //retourne text2</text:span></text:p>
            <text:p text:style-name="P1"><text:span text:style-name="T2"/></text:p>
            <text:p text:style-name="P1"><text:span text:style-name="T2">?&gt;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7" draw:layer="layout" svg:width="25.199cm" svg:height="19.6cm" svg:x="1.4cm" svg:y="0.6cm" presentation:class="subtitle" presentation:user-transformed="true">
          <draw:text-box>
            <text:p>Les opérateurs arithmétiques</text:p>
            <text:p/>
            <text:p text:style-name="P1">+<text:tab/><text:tab/><text:tab/>addition</text:p>
            <text:p text:style-name="P1">-<text:tab/><text:tab/><text:tab/>soustraction</text:p>
            <text:p text:style-name="P1">*<text:tab/><text:tab/><text:tab/>multiplication</text:p>
            <text:p text:style-name="P1">/<text:tab/><text:tab/><text:tab/>division</text:p>
            <text:p text:style-name="P1">%<text:tab/><text:tab/><text:tab/>modulo division</text:p>
            <text:p text:style-name="P1">++<text:tab/><text:tab/>incrémentation</text:p>
            <text:p text:style-name="P1">–<text:tab/><text:tab/><text:tab/>décrém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8" draw:layer="layout" svg:width="25.199cm" svg:height="18.173cm" svg:x="1.4cm" svg:y="0.6cm" presentation:class="subtitle" presentation:user-transformed="true">
          <draw:text-box>
            <text:p>Opérateurs logiques et relationnels</text:p>
            <text:p/>
            <text:p text:style-name="P1">&lt;<text:tab/><text:tab/><text:tab/><text:tab/><text:tab/>inférieur à</text:p>
            <text:p text:style-name="P1">&gt;<text:tab/><text:tab/><text:tab/><text:tab/><text:tab/>supérieur à</text:p>
            <text:p text:style-name="P1">&lt;=<text:tab/><text:tab/><text:tab/><text:tab/>inférieur ou égal à</text:p>
            <text:p text:style-name="P1">&gt;=<text:tab/><text:tab/><text:tab/><text:tab/>supérieur ou égal à</text:p>
            <text:p text:style-name="P1">==<text:tab/><text:tab/><text:tab/><text:tab/>égal à</text:p>
            <text:p text:style-name="P1">!=<text:tab/><text:tab/><text:tab/><text:tab/><text:tab/>pas égal à</text:p>
            <text:p text:style-name="P1">AND &amp;&amp;<text:tab/><text:tab/>et</text:p>
            <text:p text:style-name="P1">OR ||<text:tab/><text:tab/><text:tab/>ou</text:p>
            <text:p text:style-name="P1">XOR<text:tab/><text:tab/><text:tab/><text:tab/>ou exclusif</text:p>
            <text:p text:style-name="P1">!<text:tab/><text:tab/><text:tab/><text:tab/><text:tab/>sauf</text:p>
            <text:p text:style-name="P1">.<text:tab/><text:tab/><text:tab/><text:tab/><text:tab/>concaténation ( le point 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9" draw:layer="layout" svg:width="25.199cm" svg:height="20cm" svg:x="1.4cm" svg:y="0.4cm" presentation:class="subtitle" presentation:user-transformed="true">
          <draw:text-box>
            <text:p>Instruction IF / ELSE IF / ELSE</text:p>
            <text:p/>
            <text:p text:style-name="P1">if(expression1)</text:p>
            <text:p text:style-name="P1">{</text:p>
            <text:p text:style-name="P1"><text:tab/>Instruction1</text:p>
            <text:p text:style-name="P1">}</text:p>
            <text:p text:style-name="P1">else if(expression2)</text:p>
            <text:p text:style-name="P1">{</text:p>
            <text:p text:style-name="P1"><text:tab/>Instruction2</text:p>
            <text:p text:style-name="P1">}</text:p>
            <text:p text:style-name="P1">else</text:p>
            <text:p text:style-name="P1">{</text:p>
            <text:p text:style-name="P1"><text:tab/>Sinon instruction3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9" draw:layer="layout" svg:width="25.199cm" svg:height="20cm" svg:x="1.4cm" svg:y="0.4cm" presentation:class="subtitle" presentation:user-transformed="true">
          <draw:text-box>
            <text:p>Instruction switch</text:p>
            <text:p/>
            <text:p text:style-name="P1">switch(expression1)</text:p>
            <text:p text:style-name="P1">{</text:p>
            <text:p text:style-name="P1"><text:tab/>Case case-expr :</text:p>
            <text:p text:style-name="P1"><text:tab/><text:tab/>Instruction ;</text:p>
            <text:p text:style-name="P1"><text:tab/><text:tab/>Break ;</text:p>
            <text:p text:style-name="P1"/>
            <text:p text:style-name="P1"><text:tab/>Default :</text:p>
            <text:p text:style-name="P1"><text:tab/><text:tab/>Break 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6" draw:layer="layout" svg:width="25.199cm" svg:height="19.8cm" svg:x="1.4cm" svg:y="0.595cm" presentation:class="subtitle" presentation:user-transformed="true">
          <draw:text-box>
            <text:p>Instruction While et Do While</text:p>
            <text:p/>
            <text:p text:style-name="P1"><text:span text:style-name="T2">while(expression)</text:span></text:p>
            <text:p text:style-name="P1"><text:span text:style-name="T2">{</text:span></text:p>
            <text:p text:style-name="P1"><text:span text:style-name="T2"><text:tab/></text:span><text:span text:style-name="T2">Instructions</text:span></text:p>
            <text:p text:style-name="P1"><text:span text:style-name="T2">}</text:span></text:p>
            <text:p text:style-name="P1"/>
            <text:p text:style-name="P1"><text:span text:style-name="T2">while(true) <text:s text:c="8"/>// arrête la boucle pendant son exécution</text:span></text:p>
            <text:p text:style-name="P1"><text:span text:style-name="T2">{</text:span></text:p>
            <text:p text:style-name="P1"><text:span text:style-name="T2"><text:tab/></text:span><text:span text:style-name="T2">Echo …</text:span></text:p>
            <text:p text:style-name="P1"><text:span text:style-name="T2"><text:tab/></text:span><text:span text:style-name="T2">Break ;</text:span></text:p>
            <text:p text:style-name="P1"><text:span text:style-name="T2">}</text:span></text:p>
            <text:p text:style-name="P1"/>
            <text:p text:style-name="P1"><text:span text:style-name="T2">Do</text:span></text:p>
            <text:p text:style-name="P1"><text:span text:style-name="T2">{</text:span></text:p>
            <text:p text:style-name="P1"><text:span text:style-name="T2"><text:tab/></text:span><text:span text:style-name="T2">Instructions</text:span></text:p>
            <text:p text:style-name="P1"><text:span text:style-name="T2">}while(express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6" draw:layer="layout" svg:width="25.199cm" svg:height="19.8cm" svg:x="1.4cm" svg:y="0.8cm" presentation:class="subtitle" presentation:user-transformed="true">
          <draw:text-box>
            <text:p>Boucle FOR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layer="layout" svg:width="25.199cm" svg:height="19.2cm" svg:x="1.4cm" svg:y="0.8cm" presentation:class="subtitle" presentation:user-transformed="true">
          <draw:text-box>
            <text:p>Les tableaux</text:p>
            <text:p/>
            <text:p text:style-name="P1"><text:span text:style-name="T2">&lt;?php</text:span></text:p>
            <text:p text:style-name="P1"><text:span text:style-name="T2"><text:tab/></text:span><text:span text:style-name="T2">$villes[0] = ''Lille'' ;</text:span></text:p>
            <text:p text:style-name="P1"><text:span text:style-name="T2"><text:tab/></text:span><text:span text:style-name="T2">$villes[1] = ''Reims'' ;</text:span></text:p>
            <text:p text:style-name="P1"><text:span text:style-name="T2"><text:tab/></text:span><text:span text:style-name="T2">Echo '' je vis à $villes[1]&lt;br&gt;'' ;</text:span></text:p>
            <text:p text:style-name="P1"><text:span text:style-name="T2">?&gt;</text:span></text:p>
            <text:p text:style-name="P1"/>
            <text:p text:style-name="P1"><text:span text:style-name="T2">Indexation automatique :</text:span></text:p>
            <text:p text:style-name="P1"/>
            <text:p text:style-name="P1"><text:span text:style-name="T2">&lt;?php</text:span></text:p>
            <text:p text:style-name="P1"><text:span text:style-name="T2"><text:tab/></text:span><text:span text:style-name="T2">$villes[] = ''Lille'' ;</text:span></text:p>
            <text:p text:style-name="P1"><text:span text:style-name="T2"><text:tab/></text:span><text:span text:style-name="T2">$villes[] = ''Reims'' ;</text:span></text:p>
            <text:p text:style-name="P1"><text:span text:style-name="T2"><text:tab/></text:span><text:span text:style-name="T2">for($i=0 ; $i&lt;count($villes) ; $i++)</text:span></text:p>
            <text:p text:style-name="P1"><text:span text:style-name="T2"><text:tab/></text:span><text:span text:style-name="T2"><text:tab/></text:span><text:span text:style-name="T2">Echo '' la ville $i est $villes[$i]&lt;br&gt;'' ;</text:span></text:p>
            <text:p text:style-name="P1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6" draw:text-style-name="P3" draw:layer="layout" svg:width="26.4cm" svg:height="19.8cm" svg:x="1.4cm" svg:y="0.6cm" presentation:class="subtitle" presentation:user-transformed="true">
          <draw:text-box>
            <text:p><text:span text:style-name="T3">Indexation des tableaux avec des chaînes</text:span></text:p>
            <text:p><text:span text:style-name="T3"/></text:p>
            <text:p text:style-name="P1"><text:span text:style-name="T2">&lt;?php</text:span></text:p>
            <text:p text:style-name="P1"><text:span text:style-name="T2"><text:tab/></text:span><text:span text:style-name="T2">$UserInfos[''nom'']= ''J. Pierre'' ;</text:span></text:p>
            <text:p text:style-name="P1"><text:span text:style-name="T2"><text:tab/></text:span><text:span text:style-name="T2">$UserInfos[''ville'']= ''Reims'' ;</text:span></text:p>
            <text:p text:style-name="P1"><text:span text:style-name="T2"><text:tab/></text:span><text:span text:style-name="T2">$UserInfos[''job'']= ''WebDev'' ;</text:span></text:p>
            <text:p text:style-name="P1"><text:span text:style-name="T2"><text:tab/></text:span><text:span text:style-name="T2">for(reset($UserInfos);</text:span><text:span text:style-name="T2"><text:tab/></text:span><text:span text:style-name="T2">$key=key($UserInfos) ;next($UserInfos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$valeur = pos($UserInfos) ;</text:span></text:p>
            <text:p text:style-name="P1"><text:span text:style-name="T2"><text:tab/></text:span><text:span text:style-name="T2"><text:tab/></text:span><text:span text:style-name="T2">Echo ''$key correspond à $valeur.&lt;br&gt;\n ;</text:span></text:p>
            <text:p text:style-name="P1"><text:span text:style-name="T2"><text:tab/></text:span><text:span text:style-name="T2">}</text:span></text:p>
            <text:p text:style-name="P1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6" draw:layer="layout" svg:width="25.199cm" svg:height="19.8cm" svg:x="1.4cm" svg:y="0.6cm" presentation:class="subtitle" presentation:user-transformed="true">
          <draw:text-box>
            <text:p>Initialisation de tableau avec Array</text:p>
            <text:p/>
            <text:p text:style-name="P1"><text:span text:style-name="T4">&lt;?php</text:span></text:p>
            <text:p text:style-name="P1"><text:span text:style-name="T4"><text:tab/></text:span><text:span text:style-name="T4">$jour = Array(1=&gt;''lundi'',''mardi'',''mercredi'',''jeudi'',''vendredi'',''samedi'',''dimanche'') ;</text:span></text:p>
            <text:p text:style-name="P1"><text:span text:style-name="T4"><text:tab/></text:span><text:span text:style-name="T4">echo ''jour 5 : $jour[5]&lt;br&gt; ;</text:span></text:p>
            <text:p text:style-name="P1"><text:span text:style-name="T4">?&gt;</text:span></text:p>
            <text:p text:style-name="P1"><text:span text:style-name="T4"/></text:p>
            <text:p text:style-name="P1"><text:span text:style-name="T4">On peut aussi :</text:span></text:p>
            <text:p text:style-name="P1"><text:span text:style-name="T4"/></text:p>
            <text:p text:style-name="P1"><text:span text:style-name="T4">&lt;?php</text:span></text:p>
            <text:p text:style-name="P1"><text:span text:style-name="T4">$jour=Array(</text:span></text:p>
            <text:p text:style-name="P1"><text:span text:style-name="T4"><text:tab/></text:span><text:span text:style-name="T4">''lun''=&gt;''lundi'',</text:span></text:p>
            <text:p text:style-name="P1"><text:span text:style-name="T4"><text:tab/></text:span><text:span text:style-name="T4">''mar''=&gt;''mardi'',</text:span></text:p>
            <text:p text:style-name="P1"><text:span text:style-name="T4"><text:tab/></text:span><text:span text:style-name="T4">''mer''=&gt;''mercredi'',</text:span></text:p>
            <text:p text:style-name="P1"><text:span text:style-name="T4"><text:tab/></text:span><text:span text:style-name="T4">''jeu''=&gt;''jeudi'',</text:span></text:p>
            <text:p text:style-name="P1"><text:span text:style-name="T4"><text:tab/></text:span><text:span text:style-name="T4">''ven''=&gt;''vendredi'',</text:span></text:p>
            <text:p text:style-name="P1"><text:span text:style-name="T4"><text:tab/></text:span><text:span text:style-name="T4">''sam''=&gt;''samedi'',</text:span></text:p>
            <text:p text:style-name="P1"><text:span text:style-name="T4"><text:tab/></text:span><text:span text:style-name="T4">''dim''=&gt;''dimanche'') ;</text:span></text:p>
            <text:p text:style-name="P1"><text:span text:style-name="T4"/></text:p>
            <text:p text:style-name="P1"><text:span text:style-name="T4">Echo ''jour mer : '' . $jour[''mer''].''&lt;br&gt;'' ;</text:span></text:p>
            <text:p text:style-name="P1"><text:span text:style-name="T4"/></text:p>
            <text:p text:style-name="P1"><text:span text:style-name="T4">?&gt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0" draw:layer="layout" svg:width="25.199cm" svg:height="20.2cm" svg:x="1.4cm" svg:y="0.6cm" presentation:class="subtitle" presentation:user-transformed="true">
          <draw:text-box>
            <text:p>Tableaux multidimensionnels</text:p>
            <text:p/>
            <text:p text:style-name="P1"><text:span text:style-name="T5">&lt;?php</text:span></text:p>
            <text:p text:style-name="P1"><text:span text:style-name="T5"><text:tab/></text:span><text:span text:style-name="T5">$villes = Array(</text:span></text:p>
            <text:p text:style-name="P1"><text:span text:style-name="T5"><text:tab/></text:span><text:span text:style-name="T5"><text:tab/></text:span><text:span text:style-name="T5">''nord'' =&gt; Array(</text:span></text:p>
            <text:p text:style-name="P1"><text:span text:style-name="T5"><text:tab/></text:span><text:span text:style-name="T5"><text:tab/></text:span><text:span text:style-name="T5"><text:tab/></text:span><text:span text:style-name="T5">''Lille'',</text:span></text:p>
            <text:p text:style-name="P1"><text:span text:style-name="T5"><text:tab/></text:span><text:span text:style-name="T5"><text:tab/></text:span><text:span text:style-name="T5"><text:tab/></text:span><text:span text:style-name="T5">''Reims''),</text:span></text:p>
            <text:p text:style-name="P1"><text:span text:style-name="T5"><text:tab/></text:span><text:span text:style-name="T5"><text:tab/></text:span><text:span text:style-name="T5">''dep'' =&gt;Array(</text:span></text:p>
            <text:p text:style-name="P1"><text:span text:style-name="T5"><text:tab/></text:span><text:span text:style-name="T5"><text:tab/></text:span><text:span text:style-name="T5"><text:tab/></text:span><text:span text:style-name="T5">''59'',</text:span></text:p>
            <text:p text:style-name="P1"><text:span text:style-name="T5"><text:tab/></text:span><text:span text:style-name="T5"><text:tab/></text:span><text:span text:style-name="T5"><text:tab/></text:span><text:span text:style-name="T5">''51'',</text:span></text:p>
            <text:p text:style-name="P1"><text:span text:style-name="T5"><text:tab/></text:span><text:span text:style-name="T5"><text:tab/></text:span><text:span text:style-name="T5"><text:tab/></text:span><text:span text:style-name="T5">''80'') </text:span></text:p>
            <text:p text:style-name="P1"><text:span text:style-name="T5"><text:tab/></text:span><text:span text:style-name="T5">);</text:span></text:p>
            <text:p text:style-name="P1"><text:span text:style-name="T5"/></text:p>
            <text:p text:style-name="P1"><text:span text:style-name="T5"><text:tab/></text:span><text:span text:style-name="T5">Echo $villes[''nord''][1] ;</text:span></text:p>
            <text:p text:style-name="P1"><text:span text:style-name="T5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6" draw:layer="layout" svg:width="25.199cm" svg:height="19.8cm" svg:x="1.4cm" svg:y="0.6cm" presentation:class="subtitle" presentation:user-transformed="true">
          <draw:text-box>
            <text:p><text:span text:style-name="T6">Fonctions relatives aux tableaux</text:span></text:p>
            <text:p><text:span text:style-name="T7"/></text:p>
            <text:p><text:span text:style-name="T2">Array → crée un tableau</text:span></text:p>
            <text:p><text:span text:style-name="T2">array_push → ajoute un ou plusieurs éléments en fin de tab</text:span></text:p>
            <text:p><text:span text:style-name="T2">array_po → enlève un élément en fin de tab</text:span></text:p>
            <text:p><text:span text:style-name="T2">array_unshift → ajout un ou plusieurs éléments en début de tab</text:span></text:p>
            <text:p><text:span text:style-name="T2">array_key → retourne les clés d'un tab</text:span></text:p>
            <text:p><text:span text:style-name="T2">array_value → retourne les valeurs d'un tab</text:span></text:p>
            <text:p><text:span text:style-name="T2">End → positionne le pointeur en fin de tab</text:span></text:p>
            <text:p><text:span text:style-name="T2">Next → avance le pointeur interne d'un tab</text:span></text:p>
            <text:p><text:span text:style-name="T2">Pos → retourne l'élément courant du tab</text:span></text:p>
            <text:p><text:span text:style-name="T2">Reset → positionne le pointeur au début du tab</text:span></text:p>
            <text:p><text:span text:style-name="T2">Sizeof → retourne le nombre d'éléments du t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9" draw:layer="layout" svg:width="25.199cm" svg:height="20cm" svg:x="1.4cm" svg:y="0.6cm" presentation:class="subtitle" presentation:user-transformed="true">
          <draw:text-box>
            <text:p><text:span text:style-name="T8">Envoyer des données vers le navigateur</text:span></text:p>
            <text:p/>
            <text:p><text:span text:style-name="T2">Echo → déjà vu précédemment</text:span></text:p>
            <text:p><text:span text:style-name="T2"/></text:p>
            <text:p><text:span text:style-name="T2">Print('' &lt;table border='1'&gt;\n'') ;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6" draw:layer="layout" svg:width="25.199cm" svg:height="19.8cm" svg:x="1.4cm" svg:y="0.6cm" presentation:class="subtitle" presentation:user-transformed="true">
          <draw:text-box>
            <text:p><text:span text:style-name="T8">Variables d'environnement</text:span></text:p>
            <text:p/>
            <text:p text:style-name="P4">$_SERVER[''HTTP_USER_AGENT'']</text:p>
            <text:p text:style-name="P4">HTTP_GET_VARS</text:p>
            <text:p text:style-name="P4">HTTP_POST_VARS</text:p>
            <text:p text:style-name="P4">$_COOKIE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18T15:46:26.50</meta:creation-date>
    <meta:editing-duration>PT1H1M15S</meta:editing-duration>
    <meta:editing-cycles>5</meta:editing-cycles>
    <meta:generator>OpenOffice/4.1.10$Win32 OpenOffice.org_project/4110m2$Build-9807</meta:generator>
    <dc:date>2022-02-18T17:21:14.80</dc:date>
    <meta:document-statistic meta:object-count="70"/>
  </office:meta>
</office:document-meta>
</file>